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6mm"/>
    </style:style>
    <style:style style:name="co2" style:family="table-column">
      <style:table-column-properties fo:break-before="auto" style:column-width="124.18mm"/>
    </style:style>
    <style:style style:name="co3" style:family="table-column">
      <style:table-column-properties fo:break-before="auto" style:column-width="90.4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met au livreur de se connecter à l'application livreur</text:p>
          </table:table-cell>
          <table:table-cell office:value-type="string" calcext:value-type="string">
            <text:p><text:a xlink:href="https://www.monresto.net/ws/v3/Delivery/login.php" xlink:type="simple">https://www.monresto.net/ws/v3/Delivery/login.php</text:a></text:p>
          </table:table-cell>
          <table:table-cell office:value-type="string" calcext:value-type="string">
            <text:p>login , password ,token , signature</text:p>
          </table:table-cell>
          <table:table-cell office:value-type="string" calcext:value-type="string">
            <text:p>$hash_md5 = md5($login.$password.$token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Permet au livreur de se déconnecter de l'application</text:p>
          </table:table-cell>
          <table:table-cell office:value-type="string" calcext:value-type="string">
            <text:p><text:a xlink:href="https://www.monresto.net/ws/v3/Delivery/logout.php" xlink:type="simple">https://www.monresto.net/ws/v3/Delivery/logout.php</text:a></text:p>
          </table:table-cell>
          <table:table-cell office:value-type="string" calcext:value-type="string">
            <text:p>livreurID , token , signature</text:p>
          </table:table-cell>
          <table:table-cell office:value-type="string" calcext:value-type="string">
            <text:p>$hash_md5 = md5($livreurID.$token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Permet au livreur d'accepter une commande</text:p>
          </table:table-cell>
          <table:table-cell office:value-type="string" calcext:value-type="string">
            <text:p><text:a xlink:href="https://www.monresto.net/ws/v3/Delivery/acceptOrder.php" xlink:type="simple">https://www.monresto.net/ws/v3/Delivery/acceptOrder.php</text:a></text:p>
          </table:table-cell>
          <table:table-cell office:value-type="string" calcext:value-type="string">
            <text:p>livreurID, orderID , signature</text:p>
          </table:table-cell>
          <table:table-cell office:value-type="string" calcext:value-type="string">
            <text:p>$hash_md5 = md5($livreurID.$orderID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Permet au livreur de refuser une commande</text:p>
          </table:table-cell>
          <table:table-cell office:value-type="string" calcext:value-type="string">
            <text:p><text:a xlink:href="https://www.monresto.net/ws/v3/Delivery/rejectOrder.php" xlink:type="simple">https://www.monresto.net/ws/v3/Delivery/rejectOrder.php</text:a></text:p>
          </table:table-cell>
          <table:table-cell office:value-type="string" calcext:value-type="string">
            <text:p>livreurID , orderID, raison , signature</text:p>
          </table:table-cell>
          <table:table-cell office:value-type="string" calcext:value-type="string">
            <text:p>$hash_md5 = md5($livreurID.$orderID.$reason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Le livreur signale qu'il est arrivé au resto</text:p>
          </table:table-cell>
          <table:table-cell office:value-type="string" calcext:value-type="string">
            <text:p><text:a xlink:href="https://www.monresto.net/ws/v3/Delivery/arrivedResto.php" xlink:type="simple">https://www.monresto.net/ws/v3/Delivery/arrivedResto.php</text:a></text:p>
          </table:table-cell>
          <table:table-cell office:value-type="string" calcext:value-type="string">
            <text:p>livreurID , orderID , longitude , latitude , signature</text:p>
          </table:table-cell>
          <table:table-cell office:value-type="string" calcext:value-type="string">
            <text:p>$hash_md5 = md5($livreurID.$orderID.$longitude.$latitude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Le livreur signale qu'il a reçu la commande du resto</text:p>
          </table:table-cell>
          <table:table-cell office:value-type="string" calcext:value-type="string">
            <text:p><text:a xlink:href="https://www.monresto.net/ws/v3/Delivery/pickupResto.php" xlink:type="simple">https://www.monresto.net/ws/v3/Delivery/pickupResto.php</text:a></text:p>
          </table:table-cell>
          <table:table-cell office:value-type="string" calcext:value-type="string">
            <text:p>livreurID, orderID , longitude , latitude , signature </text:p>
          </table:table-cell>
          <table:table-cell office:value-type="string" calcext:value-type="string">
            <text:p>$hash_md5 = md5($livreurID.$orderID.$longitude.$latitude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Le livreur signale qu'il est arrivé au client</text:p>
          </table:table-cell>
          <table:table-cell office:value-type="string" calcext:value-type="string">
            <text:p><text:a xlink:href="https://www.monresto.net/ws/v3/Delivery/arrivedClient.php" xlink:type="simple">https://www.monresto.net/ws/v3/Delivery/arrivedClient.php</text:a></text:p>
          </table:table-cell>
          <table:table-cell office:value-type="string" calcext:value-type="string">
            <text:p>livreurID , orderID , longitude , latitude . Signature</text:p>
          </table:table-cell>
          <table:table-cell office:value-type="string" calcext:value-type="string">
            <text:p>$hash_md5 = md5($livreurID.$orderID.$longitude.$latitude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Le livreur signale que le client a reçua bien reçu sa commande</text:p>
          </table:table-cell>
          <table:table-cell office:value-type="string" calcext:value-type="string">
            <text:p><text:a xlink:href="https://www.monresto.net/ws/v3/Delivery/pickupClient.php" xlink:type="simple">https://www.monresto.net/ws/v3/Delivery/pickupClient.php</text:a></text:p>
          </table:table-cell>
          <table:table-cell office:value-type="string" calcext:value-type="string">
            <text:p>livreurID, orderID, longitude , latitude , signature</text:p>
          </table:table-cell>
          <table:table-cell office:value-type="string" calcext:value-type="string">
            <text:p>$hash_md5 = md5($livreurID.$orderID.$longitude.$latitude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Permet au livreur de voir toutes les commandes qui lui sont affectées</text:p>
          </table:table-cell>
          <table:table-cell office:value-type="string" calcext:value-type="string">
            <text:p><text:a xlink:href="https://www.monresto.net/ws/v3/Delivery/orders.php" xlink:type="simple">https://www.monresto.net/ws/v3/Delivery/orders.php</text:a></text:p>
          </table:table-cell>
          <table:table-cell office:value-type="string" calcext:value-type="string">
            <text:p>livreurID , signature</text:p>
          </table:table-cell>
          <table:table-cell office:value-type="string" calcext:value-type="string">
            <text:p>$hash_md5 = md5($livreurID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Permet au livreur de voir le détail d'une commande</text:p>
          </table:table-cell>
          <table:table-cell office:value-type="string" calcext:value-type="string">
            <text:p><text:a xlink:href="https://www.monresto.net/ws/v3/Delivery/orderDetails.php" xlink:type="simple">https://www.monresto.net/ws/v3/Delivery/orderDetails.php</text:a></text:p>
          </table:table-cell>
          <table:table-cell office:value-type="string" calcext:value-type="string">
            <text:p>orderID , signature</text:p>
          </table:table-cell>
          <table:table-cell office:value-type="string" calcext:value-type="string">
            <text:p>$hash_md5 = md5($orderID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Permet de récupérer la position d'un livreur donné</text:p>
          </table:table-cell>
          <table:table-cell office:value-type="string" calcext:value-type="string">
            <text:p><text:a xlink:href="https://www.monresto.net/ws/v3/Delivery/position.php" xlink:type="simple">https://www.monresto.net/ws/v3/Delivery/position.php</text:a></text:p>
          </table:table-cell>
          <table:table-cell office:value-type="string" calcext:value-type="string">
            <text:p>livreurID, latitude , longitude , signature </text:p>
          </table:table-cell>
          <table:table-cell office:value-type="string" calcext:value-type="string">
            <text:p>$hash_md5 = md5($livreurID.$latitude.$longitude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Permet au client de consulter ses détails</text:p>
          </table:table-cell>
          <table:table-cell office:value-type="string" calcext:value-type="string">
            <text:p><text:a xlink:href="https://www.monresto.net/ws/v3/User/userDetails.php" xlink:type="simple">https://www.monresto.net/ws/v3/User/userDetails.php</text:a></text:p>
          </table:table-cell>
          <table:table-cell office:value-type="string" calcext:value-type="string">
            <text:p>userID , signature</text:p>
          </table:table-cell>
          <table:table-cell office:value-type="string" calcext:value-type="string">
            <text:p>$hash_md5=md5($userID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Permet d'afficher toutes les adresses d'un client</text:p>
          </table:table-cell>
          <table:table-cell office:value-type="string" calcext:value-type="string">
            <text:p><text:a xlink:href="https://www.monresto.net/ws/v3/User/address.php" xlink:type="simple">https://www.monresto.net/ws/v3/User/address.php</text:a></text:p>
          </table:table-cell>
          <table:table-cell office:value-type="string" calcext:value-type="string">
            <text:p>userID , signature</text:p>
          </table:table-cell>
          <table:table-cell office:value-type="string" calcext:value-type="string">
            <text:p>$hash_md5 = md5($userID.$Shared_Key)</text:p>
          </table:table-cell>
          <table:table-cell office:value-type="string" calcext:value-type="string">
            <text:p>PO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41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42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4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4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5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46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4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2" style:volatile="true" number:language="fr" number:country="FR">
      <loext:text> </loext:text>
      <loext:fill-character> </loext:fill-character>
      <number:text>-    </number:text>
    </number:number-style>
    <number:text-style style:name="N10149" number:language="fr" number:country="F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2" style:volatile="true" number:language="fr" number:country="FR">
      <loext:text> </loext:text>
      <loext:fill-character> </loext:fill-character>
      <number:text>- € </number:text>
    </number:number-style>
    <number:text-style style:name="N10150" number:language="fr" number:country="F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1" number:language="fr" number:country="F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3:34:12.150395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2:42:09.725301638</meta:creation-date>
    <dc:date>2019-06-13T14:57:59.963600284</dc:date>
    <meta:editing-duration>PT6M12S</meta:editing-duration>
    <meta:editing-cycles>2</meta:editing-cycles>
    <meta:generator>LibreOffice/6.2.4.2$Linux_X86_64 LibreOffice_project/20$Build-2</meta:generator>
    <meta:document-statistic meta:table-count="1" meta:cell-count="65" meta:object-count="0"/>
  </office:meta>
</office:document-meta>
</file>